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fo:color="#0000ff"/>
    </style:style>
    <style:style style:name="P7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text-properties fo:language="ru" fo:country="RU"/>
    </style:style>
    <style:style style:name="P99" style:family="paragraph" style:parent-style-name="Text_20_body">
      <loext:graphic-properties draw:fill="solid" draw:fill-color="#eeeeee" draw:opacity="100%"/>
      <style:paragraph-properties fo:background-color="#eeeeee"/>
      <style:text-properties fo:language="ru" fo:country="RU"/>
    </style:style>
    <style:style style:name="P10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1" style:family="paragraph" style:parent-style-name="Text_20_body">
      <style:text-properties fo:language="en" fo:country="US"/>
    </style:style>
    <style:style style:name="P102" style:family="paragraph" style:parent-style-name="Text_20_body">
      <loext:graphic-properties draw:fill="solid" draw:fill-color="#eeeeee" draw:opacity="100%"/>
      <style:paragraph-properties fo:background-color="#eeeeee"/>
    </style:style>
    <style:style style:name="P103" style:family="paragraph" style:parent-style-name="First_20_line_20_indent">
      <loext:graphic-properties draw:fill="solid" draw:fill-color="#eeeeee" draw:opacity="100%"/>
      <style:paragraph-properties fo:background-color="#eeeeee"/>
      <style:text-properties fo:language="ru" fo:country="RU"/>
    </style:style>
    <style:style style:name="P10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5" style:family="paragraph" style:parent-style-name="Text_20_body">
      <style:paragraph-properties fo:margin-left="0in" fo:margin-right="0in" fo:text-align="justify" style:justify-single-word="false" fo:text-indent="0in" style:auto-text-indent="false"/>
    </style:style>
    <style:style style:name="P106" style:family="paragraph" style:parent-style-name="Text_20_body">
      <style:paragraph-properties fo:margin-left="0in" fo:margin-right="0in" fo:text-align="justify" style:justify-single-word="false" fo:text-indent="0in" style:auto-text-indent="false"/>
      <style:text-properties fo:color="#800000"/>
    </style:style>
    <style:style style:name="P10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text-align="center" style:justify-single-word="false" fo:text-indent="0in" style:auto-text-indent="false"/>
    </style:style>
    <style:style style:name="P10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9" style:family="paragraph" style:parent-style-name="Footnote">
      <style:paragraph-properties fo:margin-left="0in" fo:margin-right="0in" fo:text-indent="0in"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1" style:family="paragraph" style:parent-style-name="Standard">
      <style:text-properties fo:font-style="italic" style:font-style-asian="italic" style:font-style-complex="italic"/>
    </style:style>
    <style:style style:name="P132" style:family="paragraph" style:parent-style-name="Heading_20_2">
      <style:text-properties fo:language="en" fo:country="US"/>
    </style:style>
    <style:style style:name="P133" style:family="paragraph" style:parent-style-name="Heading_20_2">
      <style:text-properties fo:language="ru" fo:country="RU"/>
    </style:style>
    <style:style style:name="P134" style:family="paragraph" style:parent-style-name="Heading_20_2">
      <loext:graphic-properties draw:fill="solid" draw:fill-color="#eeeeee" draw:opacity="100%"/>
      <style:paragraph-properties fo:background-color="#eeeeee"/>
      <style:text-properties fo:language="ru" fo:country="RU"/>
    </style:style>
    <style:style style:name="P135" style:family="paragraph" style:parent-style-name="Heading_20_2">
      <loext:graphic-properties draw:fill="solid" draw:fill-color="#eeeeee" draw:opacity="100%"/>
      <style:paragraph-properties fo:background-color="#eeeeee"/>
    </style:style>
    <style:style style:name="P13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7" style:family="paragraph" style:parent-style-name="Heading_20_1">
      <loext:graphic-properties draw:fill="solid" draw:fill-color="#eeeeee" draw:opacity="100%"/>
      <style:paragraph-properties fo:background-color="#eeeeee"/>
    </style:style>
    <style:style style:name="P138" style:family="paragraph" style:parent-style-name="Heading_20_1">
      <style:paragraph-properties fo:margin-left="0in" fo:margin-right="0in" fo:text-align="center" style:justify-single-word="false" fo:text-indent="0.1965in" style:auto-text-indent="false"/>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3" style:family="paragraph" style:parent-style-name="Text_20_body" style:list-style-name="L3">
      <style:text-properties fo:language="ru" fo:country="RU"/>
    </style:style>
    <style:style style:name="P144" style:family="paragraph" style:parent-style-name="Text_20_body" style:list-style-name="L3">
      <style:text-properties fo:language="ru" fo:country="RU" fo:background-color="#ffff00"/>
    </style:style>
    <style:style style:name="P14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132a4"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0544e"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1e9a7"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1e9a7" officeooo:paragraph-rsid="000290a1"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1e9a7" officeooo:paragraph-rsid="00060f74"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1e9a7" officeooo:paragraph-rsid="000e3188"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1e9a7" officeooo:paragraph-rsid="000e3b4e"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1e9a7" officeooo:paragraph-rsid="000ecdc0"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1e9a7" officeooo:paragraph-rsid="000f27b8"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1e9a7" officeooo:paragraph-rsid="000f9c4b"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1e9a7" officeooo:paragraph-rsid="0013bfa9"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1e9a7" officeooo:paragraph-rsid="0016882b"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60f74" officeooo:paragraph-rsid="000e3188"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2df7" officeooo:paragraph-rsid="000e2df7"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cdc0" officeooo:paragraph-rsid="000f9c4b"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27b8" officeooo:paragraph-rsid="000f27b8" style:font-style-asian="normal" style:font-weight-asian="normal" style:font-style-complex="normal"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bfa9" officeooo:paragraph-rsid="0013bfa9" style:font-style-asian="normal" style:font-weight-asian="normal" style:font-style-complex="normal" style:font-weight-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48e47" officeooo:paragraph-rsid="00148e47" style:font-style-asian="normal" style:font-weight-asian="normal" style:font-style-complex="normal" style:font-weight-complex="normal"/>
    </style:style>
    <style:style style:name="P16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1143fc"/>
    </style:style>
    <style:style style:name="T15" style:family="text">
      <style:text-properties fo:language="en" fo:country="US" officeooo:rsid="00161b59"/>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loext:char-shading-value="0" style:font-style-asian="normal" style:font-style-complex="normal"/>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ru" fo:country="RU" fo:font-style="italic" fo:font-weight="normal" style:font-style-asian="italic" style:font-weight-asian="normal" style:font-style-complex="italic" style:font-weight-complex="normal"/>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loext:char-shading-value="0"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loext:char-shading-value="0"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fo:background-color="transparent" loext:char-shading-value="0"/>
    </style:style>
    <style:style style:name="T47" style:family="text">
      <style:text-properties style:text-position="super 58%"/>
    </style:style>
    <style:style style:name="T48" style:family="text">
      <style:text-properties fo:color="#c5000b"/>
    </style:style>
    <style:style style:name="T49" style:family="text">
      <style:text-properties fo:language="fr" fo:country="FR"/>
    </style:style>
    <style:style style:name="T50" style:family="text">
      <style:text-properties fo:color="#0000ff"/>
    </style:style>
    <style:style style:name="T51" style:family="text">
      <style:text-properties fo:color="#3333ff"/>
    </style:style>
    <style:style style:name="T52" style:family="text">
      <style:text-properties fo:color="#3333ff" fo:language="en" fo:country="US" officeooo:rsid="001143fc"/>
    </style:style>
    <style:style style:name="T53" style:family="text">
      <style:text-properties fo:font-style="normal" style:font-style-asian="normal" style:font-style-complex="normal"/>
    </style:style>
    <style:style style:name="T54" style:family="text">
      <style:text-properties fo:color="#0066ff"/>
    </style:style>
    <style:style style:name="T55" style:family="text">
      <style:text-properties fo:color="#0066ff" fo:language="en" fo:country="US" fo:font-style="normal" fo:background-color="transparent" loext:char-shading-value="0" style:font-style-asian="normal" style:font-style-complex="normal"/>
    </style:style>
    <style:style style:name="T56" style:family="text">
      <style:text-properties fo:background-color="#ffff00" loext:char-shading-value="0"/>
    </style:style>
    <style:style style:name="T57" style:family="text">
      <style:text-properties fo:color="#00ccff"/>
    </style:style>
    <style:style style:name="T58" style:family="text">
      <style:text-properties fo:font-weight="normal" style:font-weight-asian="normal" style:font-weight-complex="normal"/>
    </style:style>
    <style:style style:name="T59" style:family="text">
      <style:text-properties fo:color="#0066cc"/>
    </style:style>
    <style:style style:name="T60" style:family="text">
      <style:text-properties fo:color="#0000cc"/>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fo:font-style="italic" style:font-style-asian="italic" style:font-style-complex="italic"/>
    </style:style>
    <style:style style:name="T63" style:family="text">
      <style:text-properties officeooo:rsid="000132a4"/>
    </style:style>
    <style:style style:name="T64" style:family="text">
      <style:text-properties officeooo:rsid="0001e9a7"/>
    </style:style>
    <style:style style:name="T65" style:family="text">
      <style:text-properties officeooo:rsid="000290a1"/>
    </style:style>
    <style:style style:name="T66" style:family="text">
      <style:text-properties officeooo:rsid="00042a9c"/>
    </style:style>
    <style:style style:name="T67" style:family="text">
      <style:text-properties officeooo:rsid="00060f74"/>
    </style:style>
    <style:style style:name="T68" style:family="text">
      <style:text-properties officeooo:rsid="0008c20b"/>
    </style:style>
    <style:style style:name="T69" style:family="text">
      <style:text-properties officeooo:rsid="000e2df7"/>
    </style:style>
    <style:style style:name="T70" style:family="text">
      <style:text-properties officeooo:rsid="000e3188"/>
    </style:style>
    <style:style style:name="T71" style:family="text">
      <style:text-properties officeooo:rsid="000e3b4e"/>
    </style:style>
    <style:style style:name="T72" style:family="text">
      <style:text-properties officeooo:rsid="000ecdc0"/>
    </style:style>
    <style:style style:name="T73" style:family="text">
      <style:text-properties officeooo:rsid="000f27b8"/>
    </style:style>
    <style:style style:name="T74" style:family="text">
      <style:text-properties officeooo:rsid="000f9c4b"/>
    </style:style>
    <style:style style:name="T75" style:family="text">
      <style:text-properties officeooo:rsid="0013bfa9"/>
    </style:style>
    <style:style style:name="T76" style:family="text">
      <style:text-properties officeooo:rsid="00161b59"/>
    </style:style>
    <style:style style:name="T77" style:family="text">
      <style:text-properties officeooo:rsid="00165795"/>
    </style:style>
    <style:style style:name="T78" style:family="text">
      <style:text-properties officeooo:rsid="0016882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p text:style-name="P101">Fallout Equestria</text:p>
      <text:p text:style-name="P98">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080145456514501246"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2226332930756086558" text:style-name="L2">
        <text:list-item>
          <text:p text:style-name="P141">«Великие грифоны прошлого» - из канона (5<text:span text:style-name="T8">s8e)</text:span></text:p>
        </text:list-item>
        <text:list-item>
          <text:p text:style-name="P141">«Высшие заклинания в повседневном использовании: от песчинки до дворца»</text:p>
        </text:list-item>
        <text:list-item>
          <text:p text:style-name="P142">«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46">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pan text:style-name="T56">Тайны Тайных Наук</text:span>» - обмен</text:p>
        </text:list-item>
        <text:list-item>
          <text:p text:style-name="P142"><text:soft-page-break/>«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682183441921569302" text:style-name="L3">
        <text:list-item>
          <text:p text:style-name="P1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4">Селестия — переменчивая пони. В одно время не строгая, а в другое может быть такой, что страшно становится</text:p>
        </text:list-item>
        <text:list-item>
          <text:p text:style-name="P143">У Селестии были такие элементы гармонии: Магия, Доброта, Смех. У Луны — Верность, Честность, Щедрость. (ксенофазия)</text:p>
        </text:list-item>
        <text:list-item>
          <text:p text:style-name="P14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3">Около 820-ти лет назад будущий маг Лайтнинг Стар поступил на обучение к наставнику Тииспоту</text:p>
        </text:list-item>
        <text:list-item>
          <text:p text:style-name="P1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3">У Селестии грива и хвост развеваются и переливаются от магического шампуня</text:p>
        </text:list-item>
        <text:list-item>
          <text:p text:style-name="P143">Тело Селестии очень крепкое — может выдержать несколько тонн земли</text:p>
        </text:list-item>
        <text:list-item>
          <text:p text:style-name="P143">Дискорд намного старше принцесс, его магия сильнее ихней на голову</text:p>
        </text:list-item>
        <text:list-item>
          <text:p text:style-name="P143">Луна младше Селестии на 3 года. Сёстрам около 5000 лет. По другим данным, Селестии около 2500 лет (Обмен).</text:p>
        </text:list-item>
        <text:list-item>
          <text:p text:style-name="P143">Принцессы начали войну с Дискордом в возрасте, когда им было около 700 лет — и продолжалась война почти сто лет</text:p>
        </text:list-item>
        <text:list-item>
          <text:p text:style-name="P143">Самый главный враг сестёр и Дискорда — скука</text:p>
        </text:list-item>
        <text:list-item>
          <text:p text:style-name="P143">В Эквестрии на одного жеребца приходится четыре - пять кобыл</text:p>
        </text:list-item>
        <text:list-item>
          <text:p text:style-name="P1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3">Селестия в первые полторы тысячи лет путешествовала — и заварила несколько войн (две — с Эквестрией, в одной была против Луны)</text:p>
        </text:list-item>
        <text:list-item>
          <text:p text:style-name="P143">Настоящий цвет гривы Селестии — клубнично-розовая. Радужный цвет гривы и хвоста поддерживается магией</text:p>
        </text:list-item>
        <text:list-item>
          <text:p text:style-name="P143">Кроме Дискорда, старше сестёр ещё старейшина драконов</text:p>
        </text:list-item>
        <text:list-item>
          <text:p text:style-name="P143"><text:soft-page-break/>Кэйденс не прожила и 60-ти лет и является низкорожденной</text:p>
        </text:list-item>
        <text:list-item>
          <text:p text:style-name="P14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3">Народ тихо фигел от нововведений и с ещё большим ожесточением продолжал делать по-своему</text:p>
        </text:list-item>
        <text:list-item>
          <text:p text:style-name="P1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3">Когда пони женятся, они обмениваются ножными браслетами</text:p>
        </text:list-item>
        <text:list-item>
          <text:p text:style-name="P143">Светилами, кроме сестёр, могут управлять единороги (группы), Дискорд, Твайлайт и Старсвирл</text:p>
        </text:list-item>
        <text:list-item>
          <text:p text:style-name="P143">Королева Кризалис — правительница Зелёной Долины</text:p>
        </text:list-item>
        <text:list-item>
          <text:p text:style-name="P143">Мать Луны и Селестии — аликорн Лорен. Мать Дискорда — Алиса (пони-человек)</text:p>
        </text:list-item>
        <text:list-item>
          <text:p text:style-name="P14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text:soft-page-break/>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2" text:outline-level="2">1. Терра</text:h>
      <text:p text:style-name="P27">музыка - кондовая электронная, холодная и отчаянная (Electronics “Disappointed”)</text:p>
      <text:p text:style-name="P10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7"><text:note text:id="ftn1" text:note-class="footnote"><text:note-citation>1</text:note-citation><text:note-body><text:p text:style-name="P12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8">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9"><text:span text:style-name="T8">&gt;\</text:span>Привет, Нексус. Это Макс.</text:p>
      <text:p text:style-name="P69"><text:span text:style-name="T8">&lt;\</text:span>Привет Макс. <text:span text:style-name="T1">Рад тебя видеть. Где ты отсутствовал три дня?</text:span></text:p>
      <text:p text:style-name="P69"><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3"><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9"><text:span text:style-name="T8">&gt;\</text:span>Как называется наш проект?</text:p>
      <text:p text:style-name="P69"><text:span text:style-name="T8">&lt;\</text:span>Дайсон.</text:p>
      <text:p text:style-name="P69"><text:span text:style-name="T8">&gt;\</text:span>Сколько тебе лет?</text:p>
      <text:p text:style-name="P69"><text:span text:style-name="T8">&lt;\</text:span>Два года с начала запуска кластера.</text:p>
      <text:p text:style-name="P69"><text:span text:style-name="T8">&gt;\</text:span>Какой сейчас год?</text:p>
      <text:p text:style-name="P69"><text:span text:style-name="T8">&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9"><text:span text:style-name="T8">&gt;\</text:span>Нексус, отключи память <text:span text:style-name="T1">заданий</text:span> за последнюю неделю.</text:p>
      <text:p text:style-name="P69"><text:span text:style-name="T8">&lt;\</text:span>Выполнено.</text:p>
      <text:p text:style-name="P69"><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8">&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8">&lt;\</text:span><text:span text:style-name="T1">Выполняю задачу</text:span>...</text:p>
      <text:p text:style-name="P70"><text:span text:style-name="T8">&lt;\</text:span>...</text:p>
      <text:p text:style-name="P70"><text:span text:style-name="T8">&lt;\</text:span>Решение:</text:p>
      <text:p text:style-name="P70"><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69"><text:span text:style-name="T8">&gt;</text:span>\Нексус, почему ты используешь жёсткие настройки <text:span text:style-name="T1">для решения задачи</text:span>?</text:p>
      <text:p text:style-name="P69"><text:span text:style-name="T8">&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69"><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43">Ага, уже теплее.</text:p>
      <text:p text:style-name="P43"/>
      <text:p text:style-name="P69"><text:span text:style-name="T8">&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8">– </text:span>Окей. Спасибо, Макс. <text:span text:style-name="T1">Выручил.</text:span></text:p>
      <text:p text:style-name="P43"><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8">.</text:span></text:p>
      <text:p text:style-name="P77">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8">***</text:p>
      <text:p text:style-name="P10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9">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6">ворил </text:span><text:span text:style-name="T2">—</text:span><text:span text:style-name="T4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6">А у нас получается... </text:span><text:span text:style-name="T2">–</text:span><text:span text:style-name="T4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0">AI <text:span text:style-name="T2">– </text:span><text:span text:style-name="T4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72">Музыка быстрая, тревожная, надорваная и печальная (Pet Shop Boys “So Hard” ?)</text:p>
      <text:p text:style-name="P29"/>
      <text:p text:style-name="P10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6">, </text:span><text:span text:style-name="T2">а от валиума таких глюков у меня ни разу не было</text:span><text:span text:style-name="T4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0">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8">3. </text:span>Кантерлот</text:h>
      <text:p text:style-name="P73">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2519214447305212862"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1"><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1">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7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1">Я потянулся. Хватит на сегодня чтения. Настало время ежедневной прогулки по городу. Тем более, что у меня есть деньги.</text:p>
      <text:p text:style-name="P7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1">Так что даже на ремонт одежды и покупку необходимых в повседневной жизни мелочей у меня финансов не было. До недавнего времени. </text:p>
      <text:p text:style-name="P7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1"><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71"><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text:soft-page-break/>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5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3"/>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9">–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8">– </text:span>Не забывай, человек, я — могущественный маг и правитель Эквестрии. Ко мне нужно относиться с должным уважением!</text:p>
      <text:p text:style-name="P53"><text:span text:style-name="T8">– </text:span>А то что? Превратишь в жабу? Сошлёшь на Луну? Убьёшь нахер?</text:p>
      <text:p text:style-name="P53"><text:soft-page-break/>Аликорница сникла. Уши её опустились.</text:p>
      <text:p text:style-name="P53"><text:span text:style-name="T8">– </text:span>Макс, не надо... Ты же знаешь, я этого не сделаю.</text:p>
      <text:p text:style-name="P5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3"><text:span text:style-name="T8">Аликорница уселась н</text:span>а пол <text:span text:style-name="T8">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8">– </text:span>Вот, читай отсюда. <text:span text:style-name="T8">– а</text:span>ликорница подчеркнула абзац копытом.</text:p>
      <text:p text:style-name="P53"/>
      <text:p text:style-name="P55">***</text:p>
      <text:p text:style-name="P55"/>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1">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33" text:outline-level="2"><text:span text:style-name="T8">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0">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text:soft-page-break/></text:p>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text:soft-page-break/>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text:soft-page-break/>–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text:soft-page-break/>–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32" text:outline-level="2">6. Стыд</text:h>
      <text:p text:style-name="P53"/>
      <text:p text:style-name="P60">~~~ Завтра на семь в библиотеке ~~~</text:p>
      <text:p text:style-name="P60"/>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text:soft-page-break/>–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text:soft-page-break/>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1">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text:soft-page-break/>–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6">старший. </text:span><text:span text:style-name="T2">–</text:span><text:span text:style-name="T4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8">— умение делегировать полномочия. Вечером того же дня я села за письменный стол.</text:span></text:p>
      <text:p text:style-name="P47">“<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8">—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6">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8">40-6</text:span></text:h>
      <text:p text:style-name="P74">Mark Knopfler — Hill Farmers Blues — или на следующую главу (прощание)</text:p>
      <text:p text:style-name="P53"/>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60"><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60">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47"><text:soft-page-break/>…</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38">— вся архитектура явно </text:span><text:span text:style-name="T32">была </text:span><text:span text:style-name="T38">заточена под крылатых. Таких, для которых приземлиться на балкон в тронном зале или уйти через портик на крыше</text:span><text:span text:style-name="T53"> </text:span><text:span text:style-name="T38">— обычное дело. </text:span><text:span text:style-name="T53">Хорошо, что 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8"> </text:span><text:span text:style-name="T32">Его центр занимал высокий </text:span><text:span text:style-name="T38">кругл</text:span><text:span text:style-name="T32">ый</text:span><text:span text:style-name="T38"> </text:span><text:span text:style-name="T32">футон</text:span><text:span text:style-name="T38"> </text:span><text:span text:style-name="T32">с</text:span><text:span text:style-name="T38"> велик</text:span><text:span text:style-name="T32">им</text:span><text:span text:style-name="T38"> множество</text:span><text:span text:style-name="T32">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8">– С</text:span>пасибо, хоть инвалидное кресло мне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8">–</text:span> А водку у вас принято пить?</text:p>
      <text:p text:style-name="P4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8">– Это ты называешь “дружбой”? – с </text:span>улыбкой хмыкнул<text:span text:style-name="T8"> я. – </text:span>Мне нравится твоё чувство юмора.</text:p>
      <text:p text:style-name="P53">Аликорница нахмурилась.</text:p>
      <text:p text:style-name="P53"><text:span text:style-name="T8">–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8">–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8">– </text:span><text:span text:style-name="T42">А из Пинто Крика уже месяц нет новостей...</text:span></text:p>
      <text:p text:style-name="P5"><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2">– </text:span>“<text:span text:style-name="T1">Что я могу сделать, чтобы вернуть всё назад?</text:span>”</text:p>
      <text:p text:style-name="P14"><text:span text:style-name="T42">– </text:span><text:span text:style-name="T32">Так и сказала?</text:span></text:p>
      <text:p text:style-name="P1"><text:span text:style-name="T38">–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2">– </text:span><text:span text:style-name="T32">Что бы это значило, Флер?</text:span></text:p>
      <text:p text:style-name="P14"><text:span text:style-name="T42">–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кольты!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6">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39">&lt;</text:span><text:span text:style-name="T55">Mark Knopfler - </text:span><text:span text:style-name="T54">Hill Farmer's Blues</text:span><text:span text:style-name="T39">&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Луна.</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горгулия?</text:p>
      <text:p text:style-name="P60">– <text:s/>Тебя я забрать ему не дам. А в дядю не тыкай копытом, это невежливо! Спи уже, мой маленький!</text:p>
      <text:p text:style-name="P60">– Поцелуй меня на ночь, мам!</text:p>
      <text:p text:style-name="P60"><text:soft-page-break/>– Конечно, мой хороший...</text:p>
      <text:p text:style-name="P60"/>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2">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3"><text:span text:style-name="T8">–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его френдкольта».</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3">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text:soft-page-break/>– В сейфе, я в курсе.</text:p>
      <text:p text:style-name="P60"/>
      <text:p text:style-name="P62">***</text:p>
      <text:p text:style-name="P73">&lt;Seal — Amazing <text:span text:style-name="T1">(T</text:span><text:span text:style-name="T8">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3">***</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Хренасе... Человеки рулят...» <text:span text:style-name="T12">—</text:span><text:span text:style-name="T13"> </text:span><text:span text:style-name="T5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7">d.notive — Talking Flight</text:span>&gt;</text:p>
      <text:p text:style-name="P60">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8"> </text:span><text:span text:style-name="T41">— чёрный экран. Он высасывает из </text:span>эгрегора Эквестрии (места, откуда берутся и куда уходят <text:span text:style-name="T1">всепони</text:span><text:span text:style-name="T6">, </text:span><text:span text:style-name="T41">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0"/>
      <text:p text:style-name="P62">***</text:p>
      <text:p text:style-name="P60"/>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55">***</text:p>
      <text:p text:style-name="P53"/>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8">—</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8">—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29">Чужестранец-человек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8">– </text:span>Привет, Эй-Джей! У тебя проблемы?</text:p>
      <text:p text:style-name="P5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8">–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8">–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8">– Г</text:span>отово. Принимай работу, хозяйка!</text:p>
      <text:p text:style-name="P53">Эпплджек стиснула меня в сокрушающих объятиях.</text:p>
      <text:p text:style-name="P5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8">–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8">–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8">– </text:span>Бери, сахарок. Для тебя <text:span text:style-name="T8">— </text:span>самые <text:span text:style-name="T8">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8">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8">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8">– </text:span>Свободно? <text:span text:style-name="T8">– </text:span>спросил я у единственной пони, сидящей за столиком.</text:p>
      <text:p text:style-name="P5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8">– <text:s/></text:span>Пирог с грибами, яишницу и чизкейк<text:span text:style-name="T8"> – </text:span>сообщил я подошедшей официантке.</text:p>
      <text:p text:style-name="P5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3"><text:span text:style-name="T8">–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8">– </text:span>Вы, наверное, ждёте кого-то?</text:p>
      <text:p text:style-name="P56"><text:span text:style-name="T8">– </text:span>Неа.</text:p>
      <text:p text:style-name="P56"><text:span text:style-name="T8">– </text:span>Просто обедаете?</text:p>
      <text:p text:style-name="P56"><text:span text:style-name="T8">– </text:span>Неа.</text:p>
      <text:p text:style-name="P56"><text:span text:style-name="T8">– </text:span>Просто сидите и мрачно смотрите на меня?</text:p>
      <text:p text:style-name="P56"><text:span text:style-name="T8">– </text:span>Неа.</text:p>
      <text:p text:style-name="P56">Хм, а эта пони не из разговорчивых. Ну ладно.</text:p>
      <text:p text:style-name="P56"><text:span text:style-name="T8">– </text:span>А что же вы делаете?</text:p>
      <text:p text:style-name="P56"><text:span text:style-name="T8">– </text:span>Веселюсь. <text:span text:style-name="T8">– </text:span>мрачно заявила пони.</text:p>
      <text:p text:style-name="P56"><text:span text:style-name="T8">–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8">–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8">– </text:span>Мы с вами раньше встречались?</text:p>
      <text:p text:style-name="P56"><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8">– </text:span>Оставь, Салвер.<text:span text:style-name="T8"> </text:span>Ему за счёт заведения.</text:p>
      <text:p text:style-name="P53"><text:span text:style-name="T8">– </text:span>Ясно, мисс Пинки. <text:span text:style-name="T8">– </text:span>официантка кивнула и ушла.</text:p>
      <text:p text:style-name="P53"><text:span text:style-name="T8">– Ч</text:span>его-о-о?<text:span text:style-name="T8"> </text:span>Так это твой бар?</text:p>
      <text:p text:style-name="P5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8">– </text:span>У меня есть идея получше. <text:span text:style-name="T8">– </text:span>на свет показалась фляга Большого Макинтоша.</text:p>
      <text:p text:style-name="P5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8">– </text:span>Починил телегу. Только молчок про самогон, раз уж ты в курсе. <text:span text:style-name="T8">– </text:span>я разлил сидр по чашкам.</text:p>
      <text:p text:style-name="P5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8">–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8">– У </text:span>тебя такая смешная мордочка! <text:span text:style-name="T8">– </text:span>захихикали Пинки, покачиваясь. <text:span text:style-name="T8">– </text:span>Как будто ты <text:span text:style-name="T58">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8">– </text:span>Эммм... Скажи-ка мне, мой друг П-п-пинки... Легенда про фаэри <text:span text:style-name="T13">— </text:span><text:span text:style-name="T58">эт правда?</text:span></text:p>
      <text:p text:style-name="P53"><text:soft-page-break/><text:span text:style-name="T13">– </text:span><text:span text:style-name="T58">Какая из? Их много, вообще-то. Ик!</text:span></text:p>
      <text:p text:style-name="P53"><text:span text:style-name="T13">– </text:span><text:span text:style-name="T58">Про принцесс. Про то, что они фаэри, спустившиеся с неба во плоти, чтоб помогать пони управлять Эквестрией?</text:span></text:p>
      <text:p text:style-name="P53"><text:span text:style-name="T13">– </text:span><text:span text:style-name="T58">Макс, </text:span><text:span text:style-name="T13">– </text:span><text:span text:style-name="T58">захихикала Пинки, взъерошив копытами розовые кудряшки и попытавшись соорудить из них бороду, </text:span><text:span text:style-name="T13">–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3">–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3">– </text:span><text:span text:style-name="T58">Ты что-о-о! Нельзя любить фаэри! Она похитит твоё сердце, и ты будешь искать её, пока не... </text:span><text:span text:style-name="T13">– </text:span><text:span text:style-name="T58">Пинки погрузилась в так и не съеденный салат «по-Кантерлотски» и захрапела.</text:span></text:p>
      <text:p text:style-name="P53"><text:span text:style-name="T13">– </text:span><text:span text:style-name="T58">Пока не умру?</text:span></text:p>
      <text:p text:style-name="P53"><text:span text:style-name="T13">– </text:span><text:span text:style-name="T58">Нет, глупенький, </text:span><text:span text:style-name="T13">– </text:span><text:span text:style-name="T58">пробулькала Пинки из миски. </text:span><text:span text:style-name="T13">– </text:span><text:span text:style-name="T58">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7"><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7"><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7"><text:span text:style-name="T8">–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8">– </text:span>Стооой! <text:span text:style-name="T8">– </text:span>заорал я. <text:span text:style-name="T8">– </text:span>Выпрыгивай из бочки!!!</text:p>
      <text:p text:style-name="P57">Кобылка-пилот улыбнулась и постукала копытцем по шлему, показывая, что не слышит меня.</text:p>
      <text:p text:style-name="P57"><text:span text:style-name="T8">– </text:span>Выпрыгивааа... <text:span text:style-name="T8">–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8">– </text:span>Смотри, вот те и ответ на вопрос, куда деваются пони!</text:p>
      <text:p text:style-name="P57"><text:span text:style-name="T8">– </text:span>Где? <text:span text:style-name="T8">– </text:span>единорожка начала оглядываться.</text:p>
      <text:p text:style-name="P57"><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7"><text:span text:style-name="T8">– </text:span>И что? Я всё равно не пойму, куда пони деваются? И куда пропала Скуталу?</text:p>
      <text:p text:style-name="P57"><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63"><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5">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8">P.S. Н</text:span>е гневите мироздание воровством! <text:span text:style-name="T29">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63"/>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0"/>
      <text:h text:style-name="Heading_20_2" text:outline-level="2">13. Мэйнхэттен</text:h>
      <text:p text:style-name="P75">ZZ Top – Gimme all your lovin</text:p>
      <text:p text:style-name="P57"><text:span text:style-name="T8">–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8">–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7"><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7"><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8">– </text:span>Это неправильно! <text:span text:style-name="T8">– </text:span>заявила Рэйнбоу Дэш, отвернувшись от окна.</text:p>
      <text:p text:style-name="P57"><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7"><text:span text:style-name="T8">– </text:span>Да я не про то! <text:span text:style-name="T8">– </text:span>отмахнулась пегаска. <text:span text:style-name="T8">– </text:span>Посмотри на поле.</text:p>
      <text:p text:style-name="P57"><text:span text:style-name="T8">– </text:span>И что? Поле как поле.</text:p>
      <text:p text:style-name="P57"><text:span text:style-name="T8">– </text:span>Оно не убрано. <text:span text:style-name="T8">– </text:span>мрачно ответила Дэш. <text:span text:style-name="T8">–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8">– </text:span>У самого посёлка поля убраны. Наверняка дойдёт дело и до остальных.</text:p>
      <text:p text:style-name="P57"><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8">– </text:span>Спасибо, но от пинкиных плюшек у меня фланки округляются.</text:p>
      <text:p text:style-name="P57"><text:span text:style-name="T8">– </text:span>Да ладно тебе! От одной не округлятся.</text:p>
      <text:p text:style-name="P57"><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8"> </text:span>Как будто…</text:p>
      <text:p text:style-name="P57"><text:span text:style-name="T8">–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8">–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8">– </text:span>Что за…?</text:p>
      <text:p text:style-name="P9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8">– </text:span>Леди и джентльпони! Просьба не паниковать! Поезд дальше не идёт: впереди провал! <text:span text:style-name="T8">– </text:span>крикнул проводник.</text:p>
      <text:p text:style-name="P57"><text:span text:style-name="T8">– </text:span>Какой ещё, в дышло, провал? Я проезжал тут два дня назад!</text:p>
      <text:p text:style-name="P57"><text:span text:style-name="T8">– </text:span>Безобразие! Верните мне деньги за билет!</text:p>
      <text:p text:style-name="P57"><text:span text:style-name="T8">– </text:span>Как вы смеете! Я опоздаю в порт! <text:s/><text:span text:style-name="T8">–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8">– </text:span>Дэш, нам надо на ту сторону.</text:p>
      <text:p text:style-name="P57"><text:span text:style-name="T8">– </text:span>Нет проблем. Я могу тебя перенести.</text:p>
      <text:p text:style-name="P57">Я с сомнением посмотрел на пегаску. Дэш в холке была мне по пояс.</text:p>
      <text:p text:style-name="P57"><text:span text:style-name="T8">–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7">Мля.</text:p>
      <text:p text:style-name="P57"><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8">– </text:span>Я чувствую, что только что упустил отличную возможность отлить на вселенную!</text:p>
      <text:p text:style-name="P57"/>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5">Принцесса Селестия Эквестрийская» </text:span><text:span text:style-name="T40">– </text:span><text:span text:style-name="T44">прочитал охранник, близоруко щурясь.</text:span></text:p>
      <text:p text:style-name="P57"><text:span text:style-name="T8">– </text:span>Удостоверение личности предъявлять? <text:span text:style-name="T8">– </text:span>осведомился я.</text:p>
      <text:p text:style-name="P57"><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7">Дэш, ни слова не говоря, прислонила ухо к двери.</text:p>
      <text:p text:style-name="P57"><text:span text:style-name="T8">– </text:span>Будешь смеяться, но именно этим он и занят. Вызывает полицию по телефону. <text:span text:style-name="T8">– </text:span>сообщила пегаска.</text:p>
      <text:p text:style-name="P57"><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8">– </text:span>Сколько у нас времени?</text:p>
      <text:p text:style-name="P57">Дэш почесала в затылке.</text:p>
      <text:p text:style-name="P57"><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8">–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text:soft-page-break/></text:p>
      <text:p text:style-name="P57">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1">вайлайт в Понивилле, услышав про портативный ускоритель, захочет его получить. Макс смутится</text:span><text:span text:style-name="T8">&gt;</text:span></text:p>
      <text:p text:style-name="P57">Снаружи послышался вой сирены и цокот множества копыт.</text:p>
      <text:p text:style-name="P57"><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8">– </text:span>Это твои двадцать минут? <text:span text:style-name="T8">– </text:span>возмутился я. <text:span text:style-name="T8">– </text:span>Да ещё и десяти не прошло!</text:p>
      <text:p text:style-name="P57">Дэш вымучено скривилась.</text:p>
      <text:p text:style-name="P57"><text:span text:style-name="T8">–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8">– </text:span>Ну уж фигушки. Я тебя тут не оставлю.</text:p>
      <text:p text:style-name="P57"><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8">– </text:span>Быстро за мной! <text:span text:style-name="T8">–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8">– Ю-</text:span>хууу<text:span text:style-name="T8">!!!</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8">– </text:span>Где-то тут должна быть дверь на крышу. Не могли же они залазить туда по пожарной лестнице?</text:p>
      <text:p text:style-name="P57"><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8">– </text:span>Макс, подвинься!</text:p>
      <text:p text:style-name="P57">Пегаска оттеснила меня крупом и повернулась к двери задом.</text:p>
      <text:p text:style-name="P57"><text:span text:style-name="T8">–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8">– </text:span>Ты чего на меня так уставился? <text:span text:style-name="T8">– </text:span>подозрительно спросила пегаска.</text:p>
      <text:p text:style-name="P57"><text:span text:style-name="T8">– </text:span>Да так… Не ожидал, что ты такая…</text:p>
      <text:p text:style-name="P57"><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8">– </text:span>Ты! Не! По! Нял! Те! Бе! Не! Льзя! Тут! Ос! Та! ВАТЬСЯ!!! <text:span text:style-name="T8">–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8">–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text:soft-page-break/>Некоторое время было тихо. Потом хлопнули ставни и чей-то сонный голос недовольно пробормотал:</text:p>
      <text:p text:style-name="P57"><text:span text:style-name="T8">–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8">–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8">–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8">– </text:span>А это у нас кто? Гмм. Пегаска. Вот так раз! Рэйнбоу Дэш! Какими судьбами?</text:p>
      <text:p text:style-name="P57"><text:span text:style-name="T8">– </text:span>ТРИКСИ! <text:span text:style-name="T8">– <text:s/></text:span>фейсхуфнула Дэш. <text:span text:style-name="T8">– </text:span>Во имя Селестии, ЧТО ты тут делаешь?!!</text:p>
      <text:p text:style-name="P57"><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7"><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7"><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8">– </text:span>Ей ведь нельзя рассказывать, да?</text:p>
      <text:p text:style-name="P57"><text:span text:style-name="T8">– </text:span>Нельзя. <text:span text:style-name="T8">– </text:span>подтвердил я. <text:span text:style-name="T8">–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8">– </text:span>ОГО!</text:p>
      <text:p text:style-name="P57">Единорожка аж уселась на крыльцо от удивления.</text:p>
      <text:p text:style-name="P57"><text:span text:style-name="T8">– </text:span>Представлем себе, ЧТО вы скрываете, если пегаска готова на ТАКОЕ! Признаюсь, вам удалось нас заинтересовать!</text:p>
      <text:p text:style-name="P57"><text:soft-page-break/>Единорожка в задумчивости стала ходить по веранде туда-сюда, разговаривая сама с собой.</text:p>
      <text:p text:style-name="P57"><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8">– </text:span>Мы приняли решение не выдавать вас полиции в обмен на то, что вы расскажете нам о вашей секретной миссии!</text:p>
      <text:p text:style-name="P57"><text:span text:style-name="T8">– </text:span>Не пойдёт! <text:span text:style-name="T8">– </text:span>заявил я. <text:span text:style-name="T8">– </text:span>Я уже сказал, что это тайна. Мне добавить нечего.</text:p>
      <text:p text:style-name="P57"><text:span text:style-name="T8">– </text:span>Да неужели? <text:span text:style-name="T8">– </text:span>захлопала ресницами Трикси. <text:span text:style-name="T8">–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7"><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8">–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29">Исчезновение дневной главы диархии: Эквестрия в панике!</text:span>» (статья двухдневной давности).</text:p>
      <text:p text:style-name="P57">«<text:span text:style-name="T2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7">«<text:span text:style-name="T2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8">–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7"><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text:soft-page-break/>МУ-ХА-ХА!</text:p>
      <text:p text:style-name="P57">Кажется, я знаю, как показать фак провидению! <text:span text:style-name="T8">Show must go on! &lt;</text:span><text:span text:style-name="T21">Макс задумал вместо Селестии использовать Элементы гармонии</text:span><text:span text:style-name="T8">&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Дорога в Понивилль</text:h>
      <text:p text:style-name="P51">&lt;<text:span text:style-name="T60">David Bowie - Lets Dance/ Ashes To Ashes</text:span></text:p>
      <text:p text:style-name="P51"><text:span text:style-name="T60">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
      <text:p text:style-name="P57">«<text:span text:style-name="T29">Добро пожаловать в Груммингтон! Вам здесь рады!</text:span></text:p>
      <text:p text:style-name="P57"><text:soft-page-break/><text:span text:style-name="T29">Население города </text:span><text:span text:style-name="T61">302 пони</text:span><text:span text:style-name="T29">.</text:span></text:p>
      <text:p text:style-name="P57"><text:span text:style-name="T61">250 пони</text:span><text:span text:style-name="T29">.</text:span></text:p>
      <text:p text:style-name="P57"><text:span text:style-name="T61">125 поней</text:span><text:span text:style-name="T29">.</text:span></text:p>
      <text:p text:style-name="P57"><text:span text:style-name="T29">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21">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3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5">Крепко обнимаю, чешу холку, хлопаю по шее! Твой Макс. </text:span><text:span text:style-name="T19">Дружба </text:span><text:span text:style-name="T35">—</text:span><text:span text:style-name="T19"> </text:span><text:span text:style-name="T3">э</text:span><text:span text:style-name="T19">то, </text:span><text:span text:style-name="T62">так её </text:span><text:span text:style-name="T3">разэтак</text:span><text:span text:style-name="T62">,</text:span><text:span text:style-name="T19"> магия!</text:span><text:span text:style-name="T53">»</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Какого сена!</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Ы-ы-ы-ы-ы-ы-ы!</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text:s/>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147">– <text:span text:style-name="T63">Дэш, мы дойдём до Понивилля, что бы ни случилось. Обещаю тебе.</text:span></text:p>
      <text:p text:style-name="P57">Пегаска утешилась и замерла, глядя в огонь.</text:p>
      <text:p text:style-name="P148"><text:span text:style-name="T63">Я мыл тарелки после ужина, когда услышал бормотание Дэш за спиной.</text:span></text:p>
      <text:p text:style-name="P149">«И-и-и…<text:span text:style-name="T64"> о-о-о… эн… а-а-а… И она.. П-э-э-э… о-о-о… Как эта буква называется, забери меня Дискорд? Ша? Ша! Эл! А! Мммм… И она пошла...»</text:span></text:p>
      <text:p text:style-name="P151"><text:span text:style-name="T67">Г</text:span>ромкий «бабах» дал понять, что Дэш захлопнула книгу. <text:span text:style-name="T66">После короткой паузы взьерошенная пегаска <text:s/>выглянула из-за спины.</text:span></text:p>
      <text:p text:style-name="P150">– <text:span text:style-name="T65">Макс? Расскажи какую-нибудь сказку на ночь? Что-то спать не хочется.</text:span></text:p>
      <text:p text:style-name="P160">Пегаска залезла на диван и похлопала рядом с собой.</text:p>
      <text:p text:style-name="P159">Я поставил тарелку в шкафчик <text:span text:style-name="T68">и</text:span> вытер рук<text:span text:style-name="T68">и о передник</text:span>.</text:p>
      <text:p text:style-name="P152">– <text:span text:style-name="T70">Дэш, это плохая идея. Давай, я лучше тебе почитаю.</text:span></text:p>
      <text:p text:style-name="P154">– <text:span text:style-name="T71">Хочу сказку! </text:span>– <text:span text:style-name="T71">пегаска насупилась и отгородилась от меня подушкой. </text:span>– <text:span text:style-name="T72">Ты плохой!</text:span></text:p>
      <text:p text:style-name="P153">– <text:span text:style-name="T71">Дэш! Я не помню ни черта!</text:span></text:p>
      <text:p text:style-name="P156">– <text:span text:style-name="T72">Сказку!!! </text:span>– <text:span text:style-name="T74">подушка полетела в меня.</text:span></text:p>
      <text:p text:style-name="P159"><text:soft-page-break/><text:span text:style-name="T6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span></text:p>
      <text:p text:style-name="P161"><text:span text:style-name="T73">Дэш</text:span> повернулась ко мне спиной <text:span text:style-name="T74">и </text:span>стала подозрительно шмыгать носом.</text:p>
      <text:p text:style-name="P162">Я подошёл к дивану и сел рядом, <text:span text:style-name="T74">развернув</text:span> её к себе.</text:p>
      <text:p text:style-name="P155">– <text:span text:style-name="T73">Ну ладно. Сама напросилась!</text:span></text:p>
      <text:p text:style-name="P163">Я задумался.</text:p>
      <text:p text:style-name="P157">– <text:span text:style-name="T75">Однажды в кувшин с молоком попали две жабы.</text:span></text:p>
      <text:p text:style-name="P158">– <text:span text:style-name="T76">Бггг! Уже смешно! </text:span>– <text:span text:style-name="T77">рассмеялась пегаска. </text:span>– <text:s/><text:span text:style-name="T78">Как они могли попасть в кувшин? Он же высокий? Не могли же они специально прыгать в него</text:span></text:p>
      <text:p text:style-name="P157"/>
      <text:p text:style-name="P157"/>
      <text:p text:style-name="P51">&lt;<text:span text:style-name="T22">Дэш пытается прочесть книгу, но не может — уже разучилась читать. Тогда она просит Макса рассказать сказку на ночь. Макс рассказывает укуренную сказку про двух лягушек и кувшин с молоком (смысл сказки — никогда не сдаваться). На ночь Дэш просится к нему в постель )ей страшно одной). Мас пускает.</text:span>&gt;</text:p>
      <text:p text:style-name="P57"/>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61">37 пни</text:span></text:p>
      <text:p text:style-name="P68">24пн</text:p>
      <text:p text:style-name="P68">15</text:p>
      <text:p text:style-name="P57"><text:span text:style-name="T29">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4"><text:soft-page-break/><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7">«<text:span text:style-name="T29">Добро пожаловать в Груммингтон! Вам здесь рады!</text:span></text:p>
      <text:p text:style-name="P57"><text:span text:style-name="T29">Население города </text:span><text:span text:style-name="T61">302 пони</text:span><text:span text:style-name="T29">.</text:span></text:p>
      <text:p text:style-name="P57"><text:span text:style-name="T61">250 пони</text:span><text:span text:style-name="T29">.</text:span></text:p>
      <text:p text:style-name="P57"><text:span text:style-name="T61">125 поней</text:span><text:span text:style-name="T29">.</text:span></text:p>
      <text:p text:style-name="P57"><text:span text:style-name="T29">54 паня.</text:span>»</text:p>
      <text:p text:style-name="P57">У меня от волнения пересохло в горле.</text:p>
      <text:p text:style-name="P57">– Ты хочешь сказать, этой ночью из населения осталась ты одна? – хриплым голосом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УУУУУУРРРРРРГГГГХХХХХХХ!!!<text:span text:style-name="T14">&lt;</text:span><text:span text:style-name="T52">Metallica-Enter Sandman</text:span><text:span text:style-name="T14">&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Фургон остановился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164">&lt;<text:span text:style-name="T51">Elo - Sorrow about to fall</text:span>&gt;</text:p>
      <text:p text:style-name="P51">&lt;<text:span text:style-name="T22">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1"><text:soft-page-break/>&lt;<text:span text:style-name="T22">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7"/>
      <text:p text:style-name="P57"/>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7"/>
      <text:p text:style-name="P57"/>
      <text:p text:style-name="P51">&lt;<text:span text:style-name="T22">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51">&lt;<text:span text:style-name="T22">надписи на табличке (уже под табличкой) обновляет кобылка-жеребёнок — она самая разумная в городе</text:span>&gt;</text:p>
      <text:p text:style-name="P57"/>
      <text:p text:style-name="P51">&lt;<text:span text:style-name="T22">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2">Она скажет, что её нужны обнимашки для восстановления духа, хотя на самом деле она хочет развить отношения с Максом в духе ксенофилии</text:span>&gt;</text:p>
      <text:p text:style-name="P57"/>
      <text:p text:style-name="P51">&lt;<text:span text:style-name="T22">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10"><text:span text:style-name="T8"><text:s/>&lt;</text:span><text:span text:style-name="T26"> - </text:span><text:span text:style-name="T21">Я не могу быть вашим спасителем! Я намного хуже и испорченнее вас!</text:span><text:span text:style-name="T8">&gt;</text:span></text:p>
      <text:p text:style-name="P57"/>
      <text:p text:style-name="P51">&lt;<text:span text:style-name="T22">Главы с Максом и Дэш — в стиле «Криминального чтива»</text:span>&gt;</text:p>
      <text:p text:style-name="P57"><text:soft-page-break/></text:p>
      <text:p text:style-name="P51">&lt;<text:span text:style-name="T21"> - </text:span><text:span text:style-name="T22">Но ты сгоришь! Я не готова без помощи Селестии провести эксперимент на тебе!</text:span></text:p>
      <text:p text:style-name="P39">Я устало закрыл глаза.</text:p>
      <text:p text:style-name="P51"><text:span text:style-name="T21">- </text:span><text:span text:style-name="T22">Плевать! </text:span><text:span text:style-name="T21">Show must go on! </text:span><text:span text:style-name="T22">Проводи по-любому. Буду надеяться на твоё мастерство</text:span>&gt;</text:p>
      <text:p text:style-name="P51"/>
      <text:p text:style-name="P5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0">&lt;</text:span><text:span text:style-name="T3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9"> </text:span><text:span text:style-name="T53">С кем ещё у тебя были… отношения?</text:span></text:p>
      <text:p text:style-name="P37">- С Рэйнбоу Дэш — ответил я несчастным голосом. - И, может быть, с Пинки.</text:p>
      <text:p text:style-name="P37"><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text:soft-page-break/>-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2">- В законе не указана конкретный соправитель Диархии!</text:span>&gt;</text:p>
      <text:p text:style-name="P47"/>
      <text:p text:style-name="P47">&lt;<text:span text:style-name="T22">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3"/>
      <text:p text:style-name="P53"><text:soft-page-break/></text:p>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3"/>
      <text:h text:style-name="P13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oft-page-break/><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46">&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35"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oft-page-break/><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oft-page-break/><text:span text:style-name="T8">–</text:span> Луна, мой дорогой. Для тебя <text:span text:style-name="T8">—</text:span> Луна…</text:p>
      <text:p text:style-name="P2">...</text:p>
      <text:p text:style-name="P2"/>
      <text:h text:style-name="P135"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1">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text:soft-page-break/>“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oft-page-break/><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3"/>
      <text:p text:style-name="P54">Она вытянула шею и начала по очереди сгибать-разгибать ноги, разминая суставы.</text:p>
      <text:p text:style-name="P54"><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5" text:outline-level="2">В библиотеке замка Селестии</text:h>
      <text:p text:style-name="P102"/>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5" text:outline-level="2">Понивилль</text:h>
      <text:p text:style-name="P2"/>
      <text:h text:style-name="P13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oft-page-break/><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6"/>
      <text:h text:style-name="P135" text:outline-level="2">Первый сеанс двойного сна. Рэрити</text:h>
      <text:p text:style-name="P2"/>
      <text:p text:style-name="P2"><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oft-page-break/><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5" text:outline-level="2">Сон Макса</text:h>
      <text:p text:style-name="P102"/>
      <text:p text:style-name="P2"><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6">–</text:span><text:span text:style-name="T21"> Готова, </text:span><text:span text:style-name="T26">–</text:span><text:span text:style-name="T21">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oft-page-break/><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
      <text:h text:style-name="P13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1">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oft-page-break/><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1">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text:soft-page-break/>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oft-page-break/><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1">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oft-page-break/><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02"/>
      <text:p text:style-name="P102"/>
      <text:p text:style-name="P102"/>
      <text:p text:style-name="P102"/>
      <text:p text:style-name="P2"><text:span text:style-name="T8">&lt;</text:span><text:span text:style-name="T21">Подходя к замку Принцесс, Дэш рассказывает Максу обо сне, который она утаила - с Леро.</text:span><text:span text:style-name="T8">&gt;</text:span> </text:p>
      <text:p text:style-name="P2"><text:span text:style-name="T8">&lt;</text:span><text:span text:style-name="T21">Кто следующий готов рассказывать?</text:span></text:p>
      <text:p text:style-name="P32">Пинки дёрнулась на месте, но промолчала.</text:p>
      <text:p text:style-name="P2"><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2"><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35"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35" text:outline-level="2"><text:soft-page-break/>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oft-page-break/><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5" text:outline-level="2">Поиск решения</text:h>
      <text:p text:style-name="P102"/>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2">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2"/>
      <text:h text:style-name="P13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1">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2">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1">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35" text:outline-level="2">Терра. Прибытие</text:h>
      <text:p text:style-name="P2"/>
      <text:p text:style-name="P2"><text:soft-page-break/>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text:soft-page-break/>–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oft-page-break/><text:span text:style-name="T8">&lt;\</text:span>Решение:</text:p>
      <text:p text:style-name="P2"><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text:soft-page-break/>–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5" text:outline-level="2">Безнадёжность</text:h>
      <text:p text:style-name="P15">&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1">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5" text:outline-level="2">След?</text:h>
      <text:p text:style-name="P102"/>
      <text:p text:style-name="P2"><text:soft-page-break/><text:span text:style-name="T8">&lt;</text:span><text:span text:style-name="T21">сначала эпизод - проверка сумки в серверной</text:span><text:span text:style-name="T8">&gt;</text:span></text:p>
      <text:p text:style-name="P2"><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1">“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1">Расширить сцену в кафе. Ожидание, подьём и… падение ожиданий</text:span><text:span text:style-name="T8">&gt;</text:span></text:p>
      <text:p text:style-name="P2"><text:soft-page-break/></text:p>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5" text:outline-level="2">Озарение</text:h>
      <text:p text:style-name="P2"/>
      <text:p text:style-name="P2"><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2"/>
      <text:p text:style-name="P8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8">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oft-page-break/><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pan text:style-name="T8">– </text:span>Ну хорошо. Убедила. В конце-концов, можем поступить так. Вы с Флатти вернётесь обратно а я продолжу поиски здесь.</text:p>
      <text:p text:style-name="P82"><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8">– </text:span>Вы можете связываться со мной раз в месяц по коридору.</text:p>
      <text:p text:style-name="P82"><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8">– </text:span>Конечно оставаться. Кто ещё, кроме нас, может найти её?</text:p>
      <text:p text:style-name="P82"><text:span text:style-name="T8">– </text:span>Я думал, ты не сможешь оставить Энджела и всех остальных надолго.</text:p>
      <text:p text:style-name="P82"><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8">– </text:span>Извини, Флаттершай, забылся.</text:p>
      <text:p text:style-name="P87"><text:span text:style-name="T8">– </text:span>Та ладно, я ж не против, – возразила Эпплджек. – Не парься, Флатти. Было б хуже, если б он <text:s/>назвал меня Эпплджек на людях.</text:p>
      <text:p text:style-name="P87"><text:span text:style-name="T8">– </text:span>Ты так... – запнулась Флаттершай. – Так быстро забыла свою ферму. И...</text:p>
      <text:p text:style-name="P87"><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8">– </text:span>Как ты можешь так говорить? – расплакалась Флаттершай.</text:p>
      <text:p text:style-name="P87"><text:span text:style-name="T8">– </text:span>Эй, девушки, не ссорьтесь! Мы — одна команда! И надеюсь, останемся ею и в дальнейшем. </text:p>
      <text:list xml:id="list4262458594743435154" text:style-name="L5">
        <text:list-header>
          <text:p text:style-name="P16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pan text:style-name="T8">– </text:span>А если нет? – Эпплджек смотрела мне мне прямо в глаза.</text:p>
      <text:list xml:id="list191152236745608" text:continue-numbering="true" text:style-name="L5">
        <text:list-header>
          <text:p text:style-name="P165">Я молча пожал плечами. Эпплджек уверенно продолжила.</text:p>
        </text:list-header>
      </text:list>
      <text:p text:style-name="P87"><text:soft-page-break/><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8">– </text:span>Спасибо, ЭйДжей.</text:p>
      <text:p text:style-name="P87"><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153700053052" text:continue-numbering="true" text:style-name="L5">
        <text:list-header>
          <text:p text:style-name="P165">Флаттершай пробормотала нечто, показавшееся мне знакомым.</text:p>
        </text:list-header>
      </text:list>
      <text:p text:style-name="P87"><text:span text:style-name="T8">– </text:span>Флатти, ты что-то сказала? Я не расслышал.</text:p>
      <text:p text:style-name="P87"><text:span text:style-name="T8">– </text:span>Намерение Изменяет Реальность.</text:p>
      <text:p text:style-name="P87"><text:span text:style-name="T8">– </text:span>Эээ. А где ты слышала эту фразу, если не секрет?</text:p>
      <text:p text:style-name="P87"><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152265883636" text:continue-numbering="true" text:style-name="L5">
        <text:list-header>
          <text:p text:style-name="P165">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8">– </text:span>Флатти, ЭйДжей, буду через час. Ждите!</text:p>
      <text:p text:style-name="P82"/>
      <text:h text:style-name="P134" text:outline-level="2">Почти.</text:h>
      <text:p text:style-name="P99"/>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8">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 Ага. К нему-то у меня доступа нету. Но в кластер к Нексусу он больше не пролезет.</text:p>
      <text:p text:style-name="P87">– Спасибо, Стас. Ты молодец.</text:p>
      <text:p text:style-name="P87"><text:soft-page-break/>Ниточка, чуть было не прервавшаяся в офисе, повела в квартиру Влада.</text:p>
      <text:p text:style-name="P87"/>
      <text:h text:style-name="P134" text:outline-level="2">Дискорд</text:h>
      <text:p text:style-name="P102"/>
      <text:p text:style-name="P99">Девушки поспешно собирались, пока я растолковывал им задачу.</text:p>
      <text:p text:style-name="P99"><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9"><text:span text:style-name="T8">– </text:span>Это тот твой приятель, который разбился с полгода назад? – спросила Эпплджек.</text:p>
      <text:p text:style-name="P99"><text:span text:style-name="T8">– </text:span>Да, это он.</text:p>
      <text:p text:style-name="P99"><text:span text:style-name="T8">– </text:span>А как мы попадём в его квартиру? Там сейчас кто-то живёт? – Флаттершай прыгала на одной ноге, натягивая кед.</text:p>
      <text:p text:style-name="P99"><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0">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100">Я поднёс брелок пропуска к домофону, но дверь подъезда не открылась. Замигала красная лампочка и зажужжал зуммер.</text:p>
      <text:p text:style-name="P100">Я выругался.</text:p>
      <text:p text:style-name="P100"><text:span text:style-name="T8">– </text:span>Макс, что случилось? У нас проблемы?</text:p>
      <text:p text:style-name="P100"><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0"><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0"><text:span text:style-name="T8">– </text:span>Нет нужды. Лучше станьте-ка сзади меня так, чтобы заслонить от этих бабулек и от вооон той камеры наблюдения.</text:p>
      <text:list xml:id="list3705096530952931159" text:style-name="L6">
        <text:list-header>
          <text:p text:style-name="P16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7"><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23"><text:span text:style-name="T8">–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23"><text:span text:style-name="T8">– </text:span>Макс, тут окно разбито! И верёвка какая-то висит. – крикнула Флаттершай из кухни.</text:p>
      <text:p text:style-name="P123"><text:span text:style-name="T8">–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8">–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pan text:style-name="T8">– </text:span>Оп-па! – пробормотала Эпплджек. – Нежданчик!</text:p>
      <text:p text:style-name="P123"><text:span text:style-name="T8">– </text:span>Ты, я вижу, времени не терял, – моя рука под прикрытием стола медленно тянулась к тяжёлой фарфоровой кружке, стоящей на краю.</text:p>
      <text:p text:style-name="P103"><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8">– </text:span>А почему ты вообще решил искать нас тут? – спросила Эпплджек. – Приехал бы домой. Мы б тебя чаем напоили.</text:p>
      <text:p text:style-name="P103"><text:span text:style-name="T8">–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8">– </text:span>С кем это вы тут разговариваете?</text:p>
      <text:list xml:id="list2046531613141836342" text:style-name="L7">
        <text:list-header>
          <text:p text:style-name="P13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1"><text:soft-page-break/>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35" text:outline-level="2">Селестия</text:h>
      <text:p text:style-name="P123"/>
      <text:p text:style-name="P10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2">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text:soft-page-break/>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6">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6">– И что? – продолжила его мысль Эпплджек.</text:p>
      <text:p text:style-name="P116">–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text:soft-page-break/>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2"/>
      <text:h text:style-name="P135" text:outline-level="2">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2">– ЙУУУУУУУХХХУУУУУ!!! – заорал Дискорд, сложил крылья и врезался в шар.</text:p>
      <text:p text:style-name="P117">&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7" text:outline-level="1">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8">–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2">дело даже не в магии — она во многих молодых мирах есть). Дело в нестыковках, несуразицах и нелепицах.</text:span><text:span text:style-name="T1">&gt;</text:span></text:p>
      <text:p text:style-name="P87"/>
      <text:p text:style-name="P8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Я совсем запутался.</text:p>
      <text:p text:style-name="P82"><text:span text:style-name="T1">– </text:span>Какая проблема? Какое решение? Кто ты <text:span text:style-name="T1">вообще</text:span>?</text:p>
      <text:p text:style-name="P82"><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
      <text:p text:style-name="P8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9"><text:soft-page-break/></text:p>
      <text:p text:style-name="P87"/>
      <text:p text:style-name="P87"/>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Вокруг него вращались солнце и луна.</text:p>
      <text:p text:style-name="P87">Анакорн плюхнулся обратно в кресло и схватился за голову. Потом, немного успокоившись, 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0">Ко мне наконец-то пришло понимание ситуации.</text:p>
      <text:p text:style-name="P9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pan text:style-name="T19">–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8">&lt;</text:span>упомянуть в эпизоде на Терре, что МЛП-сериал закрылся год назад<text:span text:style-name="T8">&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text:p text:style-name="P87"/>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0"><text:soft-page-break/>–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8">&lt;</text:span><text:span text:style-name="T26">чёрт</text:span><text:span text:style-name="T8">&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Я пожал плечами.</text:p>
      <text:p text:style-name="P90">–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4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8">–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8">–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text:p>
      <text:p text:style-name="P84">Он старался тебя рассмешить и показать себя с лучшей стороны. К сожалению, надлого его не хватило — к твоему прибытию он был на грани...</text:p>
      <text:p text:style-name="P87">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7">– А я разве сплю?</text:p>
      <text:p text:style-name="P87"><text:soft-page-break/>–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92">&lt;<text:span text:style-name="T1">- Но если миры Эквестрии станут существовать — появятся и те из них, в которых тьма страданий, постапокалипсис.</text:span></text:p>
      <text:p text:style-name="P92"><text:span text:style-name="T1">- И это лучше, чем не существовать, поверь</text:span>&gt;</text:p>
      <text:p text:style-name="P88">***</text:p>
      <text:p text:style-name="P88"/>
      <text:p text:style-name="P87">&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7"/>
      <text:p text:style-name="P87">–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21">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4"><text:soft-page-break/>Я покачал головой.</text:p>
      <text:p text:style-name="P87"><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7">–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
      <text:list xml:id="list3153827015203919826" text:style-name="L8">
        <text:list-header>
          <text:p text:style-name="P167">(<text:span text:style-name="T28">Луна — как повелительница снов, слышала разговор Макса с Анакорном</text:span>)</text:p>
          <text:p text:style-name="P168"/>
        </text:list-header>
      </text:list>
      <text:p text:style-name="P113">***</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2"><text:soft-page-break/><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2">Я опустил руку на шею Дэш и ощутил теплоту и лёгкое покалывание в пустоте.</text:p>
      <text:p text:style-name="P82"><text:span text:style-name="T8">–</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35" text:outline-level="2">Земля</text:h>
      <text:p text:style-name="P85">Музыкальная тема из бегущего по лезвию бритвы — <text:span text:style-name="T8">Mission impossible</text:span></text:p>
      <text:p text:style-name="P86">&lt;Ужас возвращения из тёплого волшебного мира друзей в холодную скучную реальность.&gt;</text:p>
      <text:p text:style-name="P7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9"><text:span text:style-name="T1">Я нашарил ногами тапки и пошёл в ванную. Проходя мимо стола, зацепился взглядом за</text:span> эскиз <text:span text:style-name="T1">рисунка</text:span>.</text:p>
      <text:p text:style-name="P7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0"><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0">Доставая из стола ключи от машины, опять наткнулся взглядом на эскиз.</text:p>
      <text:p text:style-name="P8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0">Назову-ка я фантазию «Последний фанфик».</text:p>
      <text:p text:style-name="P80"/>
      <text:p text:style-name="P80"/>
      <text:p text:style-name="P80"/>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2"/>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2"/>
      <text:p text:style-name="P82"/>
      <text:p text:style-name="P82"/>
      <text:p text:style-name="P8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04T19:11:51.238000000</dc:date>
    <meta:editing-duration>P84DT28M51S</meta:editing-duration>
    <meta:editing-cycles>4806</meta:editing-cycles>
    <meta:generator>LibreOffice/5.1.0.3$Windows_x86 LibreOffice_project/5e3e00a007d9b3b6efb6797a8b8e57b51ab1f737</meta:generator>
    <meta:document-statistic meta:table-count="0" meta:image-count="0" meta:object-count="0" meta:page-count="170" meta:paragraph-count="3455" meta:word-count="77786" meta:character-count="516583" meta:non-whitespace-character-count="438623"/>
  </office:meta>
</office:document-meta>
</file>